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493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7cm" presentation:class="title" presentation:user-transformed="true">
          <draw:text-box>
            <text:p text:style-name="P1"><text:span text:style-name="T1">Z głębokości mórz</text:span><text:span text:style-name="T1"><text:line-break/></text:span><text:span text:style-name="T1">aż po szczyty gór</text:span><text:span text:style-name="T1"><text:line-break/></text:span><text:span text:style-name="T1">Stworzenie objawia</text:span><text:span text:style-name="T1"><text:line-break/></text:span><text:span text:style-name="T1">Majestat Twój</text:span><text:span text:style-name="T1"><text:line-break/></text:span><text:span text:style-name="T1">Od kolorów jesieni</text:span><text:span text:style-name="T1"><text:line-break/></text:span><text:span text:style-name="T1">po wiosenny nów</text:span><text:span text:style-name="T1"><text:line-break/></text:span><text:span text:style-name="T1">Wszystko śpiewa Ci pieśń pełną cudownych słów ogłaszają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1"><text:span text:style-name="T1">Wszechmogący, Nieskończony,</text:span><text:span text:style-name="T1"><text:line-break/></text:span><text:span text:style-name="T1">W zachwycie klękamy</text:span><text:span text:style-name="T1"><text:line-break/></text:span><text:span text:style-name="T1">przed Tobą,</text:span><text:span text:style-name="T1"><text:line-break/></text:span><text:span text:style-name="T1">by wyznać Ci, ż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8cm" presentation:class="title" presentation:user-transformed="true">
          <draw:text-box>
            <text:p><text:span text:style-name="T1">Kto uwalnia błyskawic moc</text:span><text:span text:style-name="T1"><text:line-break/></text:span><text:span text:style-name="T1">w czasie burz</text:span><text:span text:style-name="T1"><text:line-break/></text:span><text:span text:style-name="T1">Kto maluje kolory</text:span><text:span text:style-name="T1"><text:line-break/></text:span><text:span text:style-name="T1">polarnych zórz</text:span><text:span text:style-name="T1"><text:line-break/></text:span><text:span text:style-name="T1">Słońce stworzył na niebie</text:span><text:span text:style-name="T1"><text:line-break/></text:span><text:span text:style-name="T1">i dał mu Swą moc</text:span><text:span text:style-name="T1"><text:line-break/></text:span><text:span text:style-name="T1">Orzeźwienie przynosi</text:span><text:span text:style-name="T1"><text:line-break/></text:span><text:span text:style-name="T1">w gwieździstą noc</text:span><text:span text:style-name="T1"><text:line-break/></text:span><text:span text:style-name="T1">Tylko 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1"><text:span text:style-name="T1">Wszechmogący, Nieskończony,</text:span><text:span text:style-name="T1"><text:line-break/></text:span><text:span text:style-name="T1">W zachwycie klękamy</text:span><text:span text:style-name="T1"><text:line-break/></text:span><text:span text:style-name="T1">przed Tobą,</text:span><text:span text:style-name="T1"><text:line-break/></text:span><text:span text:style-name="T1">by wyznać Ci, ż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1"><text:span text:style-name="T1">Zawsze dobry, miłujący,</text:span><text:span text:style-name="T1"><text:line-break/></text:span><text:span text:style-name="T1">Ty znasz me serce</text:span><text:span text:style-name="T1"><text:line-break/></text:span><text:span text:style-name="T1">i mimo to wciąż</text:span><text:span text:style-name="T1"><text:line-break/></text:span><text:span text:style-name="T1">kochasz mni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01:37</meta:creation-date>
    <dc:date>2016-06-13T19:46:09.94</dc:date>
    <dc:language>pl-PL</dc:language>
    <meta:editing-cycles>37</meta:editing-cycles>
    <meta:editing-duration>PT52M42S</meta:editing-duration>
    <dc:creator>Woda Życia</dc:cre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